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Quecksilber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N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5.26" calcext:value-type="float">
            <text:p>5.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genspannung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5.82" calcext:value-type="float">
            <text:p>5.8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izspannung</text:p>
          </table:table-cell>
          <table:table-cell office:value-type="float" office:value="9.12" calcext:value-type="float">
            <text:p>9.12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6.23" calcext:value-type="float">
            <text:p>6.2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6.7" calcext:value-type="float">
            <text:p>6.7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BESCHLEUNIGUNGSSPANNUNGEN MAL 10!!!!!!!!!!!!!</text:p>
          </table:table-cell>
          <table:table-cell/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7.21" calcext:value-type="float">
            <text:p>7.2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7.79" calcext:value-type="float">
            <text:p>7.7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table table:name="Neo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Nr</text:p>
          </table:table-cell>
          <table:table-cell table:number-columns-repeated="3"/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genspannung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3.72" calcext:value-type="float">
            <text:p>3.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izspannung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5.76" calcext:value-type="float">
            <text:p>5.7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7.78" calcext:value-type="float">
            <text:p>7.7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09:02:17.039646779</meta:creation-date>
    <meta:generator>LibreOffice/24.2.7.2$Linux_X86_64 LibreOffice_project/420$Build-2</meta:generator>
    <dc:date>2025-03-04T10:38:30.452048315</dc:date>
    <meta:editing-duration>PT13M6S</meta:editing-duration>
    <meta:editing-cycles>4</meta:editing-cycles>
    <meta:document-statistic meta:table-count="2" meta:cell-count="45" meta:object-count="0"/>
  </office:meta>
</office:document-meta>
</file>